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RecordDeserializer.do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RecordDeserializer.process( ClusterRecord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RecordDeserializer.do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usterRecordDeserializer.deserialize( Record recor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